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6pt" style:font-size-asian="16pt" style:font-size-complex="16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22pt" fo:font-weight="bold" style:font-size-asian="22pt" style:font-weight-asian="bold" style:font-size-complex="22pt" style:font-weight-complex="bold"/>
    </style:style>
    <style:style style:name="P5" style:family="paragraph" style:parent-style-name="Standard">
      <style:paragraph-properties fo:margin-left="2.54cm" fo:margin-right="0cm" fo:text-indent="0cm" style:auto-text-indent="false"/>
      <style:text-properties style:font-name="Times New Roman" fo:font-size="16pt" style:font-size-asian="16pt" style:font-size-complex="16pt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weight="bold" style:font-weight-asian="bold" style:font-weight-complex="bold"/>
    </style:style>
    <style:style style:name="P7" style:family="paragraph" style:parent-style-name="List_20_Paragraph">
      <style:text-properties style:font-name="Times New Roman" fo:font-size="16pt" style:font-size-asian="16pt" style:font-size-complex="16pt"/>
    </style:style>
    <style:style style:name="P8" style:family="paragraph" style:parent-style-name="List_20_Paragraph" style:list-style-name="WWNum1">
      <style:text-properties style:font-name="Times New Roman" fo:font-size="16pt" style:font-size-asian="16pt" style:font-size-complex="16pt"/>
    </style:style>
    <style:style style:name="P9" style:family="paragraph" style:parent-style-name="List_20_Paragraph" style:list-style-name="WWNum2">
      <style:text-properties style:font-name="Times New Roman" fo:font-size="16pt" style:font-size-asian="16pt" style:font-size-complex="16pt"/>
    </style:style>
    <style:style style:name="P10" style:family="paragraph" style:parent-style-name="List_20_Paragraph">
      <style:paragraph-properties fo:margin-left="2.54cm" fo:margin-right="0cm" fo:text-indent="0cm" style:auto-text-indent="false"/>
      <style:text-properties style:font-name="Times New Roman" fo:font-size="16pt" style:font-size-asian="16pt" style:font-size-complex="16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6pt" style:font-size-asian="16pt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/></text:p>
      <text:p text:style-name="P4">LOAN ELIGIBILITY PREDICTION</text:p>
      <text:p text:style-name="P3"/>
      <text:p text:style-name="P3">Steps To Explore The Analysis:</text:p>
      <text:p text:style-name="P2"/>
      <text:list xml:id="list6711616996142986864" text:style-name="WWNum1">
        <text:list-item>
          <text:p text:style-name="P8">Create a folder containing the following</text:p>
        </text:list-item>
      </text:list>
      <text:list xml:id="list2371886162207820115" text:style-name="WWNum2">
        <text:list-item>
          <text:p text:style-name="P9">Code.ipynb (python notebook containing the code and analysis)</text:p>
        </text:list-item>
        <text:list-item>
          <text:p text:style-name="P9">Train.csv (training data set)</text:p>
        </text:list-item>
        <text:list-item>
          <text:p text:style-name="P9">Test.csv (testing data set)</text:p>
        </text:list-item>
      </text:list>
      <text:p text:style-name="P1"/>
      <text:list xml:id="list30498971" text:continue-list="list6711616996142986864" text:style-name="WWNum1">
        <text:list-item>
          <text:p text:style-name="P8">Install anaconda along with python</text:p>
        </text:list-item>
      </text:list>
      <text:p text:style-name="P7"/>
      <text:list xml:id="list30482257" text:continue-numbering="true" text:style-name="WWNum1">
        <text:list-item>
          <text:p text:style-name="P8">Install jupyter notebook </text:p>
        </text:list-item>
      </text:list>
      <text:p text:style-name="P5">conda install -c conda-forge notebook</text:p>
      <text:p text:style-name="P5"/>
      <text:list xml:id="list30491468" text:continue-numbering="true" text:style-name="WWNum1">
        <text:list-item>
          <text:p text:style-name="P8">To run the notebook, run the following command at the terminal or command prompt</text:p>
        </text:list-item>
      </text:list>
      <text:p text:style-name="P10">jupyter notebook</text:p>
      <text:p text:style-name="P10"/>
      <text:list xml:id="list30496306" text:continue-numbering="true" text:style-name="WWNum1">
        <text:list-item>
          <text:p text:style-name="P8">Open code. ipynb</text:p>
        </text:list-item>
      </text:list>
      <text:p text:style-name="P7"/>
      <text:list xml:id="list30475119" text:continue-numbering="true" text:style-name="WWNum1">
        <text:list-item>
          <text:p text:style-name="P8">Run cells to observe and visualize outp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IN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Courier New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rsharavichandran6@gmail.com</meta:initial-creator>
    <dc:creator>Suba Shree </dc:creator>
    <meta:editing-cycles>1</meta:editing-cycles>
    <meta:creation-date>2021-04-12T15:44:00</meta:creation-date>
    <dc:date>2021-04-13T10:26:05.33</dc:date>
    <meta:editing-duration>PT16S</meta:editing-duration>
    <meta:generator>OpenOffice/4.1.8$Win32 OpenOffice.org_project/418m3$Build-9803</meta:generator>
    <meta:document-statistic meta:table-count="0" meta:image-count="0" meta:object-count="0" meta:page-count="1" meta:paragraph-count="13" meta:word-count="78" meta:character-count="4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